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AA73EF63E4ED1AB.png" manifest:media-type="image/png"/>
  <manifest:file-entry manifest:full-path="Pictures/TablePreview1.svm" manifest:media-type=""/>
  <manifest:file-entry manifest:full-path="Pictures/10000000000000E1000000E133CC88BE6E66A73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co1" style:family="table-column">
      <style:table-column-properties style:column-width="4.5cm" style:use-optimal-column-width="false"/>
    </style:style>
    <style:style style:name="ro1" style:family="table-row">
      <style:table-row-properties style:row-height="0.96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est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te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able Test</text:p>
          </draw:text-box>
        </draw:frame>
        <draw:frame draw:style-name="standard" draw:layer="layout" svg:width="22.499cm" svg:height="1.943cm" svg:x="4.5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est </text:p>
          </draw:text-box>
        </draw:frame>
        <draw:frame draw:style-name="gr2" draw:layer="layout" svg:width="15.108cm" svg:height="9.126cm" svg:x="4.499cm" svg:y="3.14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mage</text:p>
          </draw:text-box>
        </draw:frame>
        <draw:frame draw:style-name="gr3" draw:text-style-name="P2" draw:layer="layout" svg:width="22.495cm" svg:height="9.133cm" svg:x="4.5cm" svg:y="3.8cm">
          <draw:image xlink:href="Pictures/10000000000000E1000000E133CC88BE6E66A73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AA73EF63E4ED1AB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3T13:34:59.354000000</meta:creation-date>
    <meta:editing-duration>PT2M18S</meta:editing-duration>
    <meta:editing-cycles>2</meta:editing-cycles>
    <meta:generator>LibreOffice/6.3.0.4$Windows_X86_64 LibreOffice_project/057fc023c990d676a43019934386b85b21a9ee99</meta:generator>
    <dc:title>DNA</dc:title>
    <dc:date>2019-08-23T13:37:17.284000000</dc:date>
    <meta:document-statistic meta:object-count="38"/>
  </office:meta>
</office:document-meta>
</file>

<file path=META-INF/documentsignatures.xml><?xml version="1.0" encoding="utf-8"?>
<document-signatures xmlns="urn:oasis:names:tc:opendocument:xmlns:digitalsignature:1.0">
  <ds:Signature xmlns:ds="http://www.w3.org/2000/09/xmldsig#" Id="id-be4217125447bad3e1c2207921b26c69">
    <ds:SignedInfo>
      <ds:CanonicalizationMethod Algorithm="http://www.w3.org/2001/10/xml-exc-c14n#"/>
      <ds:SignatureMethod Algorithm="http://www.w3.org/2001/04/xmldsig-more#rsa-sha256"/>
      <ds:Reference Id="r-id-be4217125447bad3e1c2207921b26c69-1" URI="Object%201/meta.xml">
        <ds:DigestMethod Algorithm="http://www.w3.org/2001/04/xmlenc#sha256"/>
        <ds:DigestValue>Kiw3hhQ1Ei1HO/tRjNCuqoCF1gmBxAJzizKEpx6UWeU=</ds:DigestValue>
      </ds:Reference>
      <ds:Reference Id="r-id-be4217125447bad3e1c2207921b26c69-2" URI="Object%201/styles.xml">
        <ds:DigestMethod Algorithm="http://www.w3.org/2001/04/xmlenc#sha256"/>
        <ds:DigestValue>JdNDJqpgMToFvQ1dLd4TrhnNTbO2RPoJcyh7UAO/gsk=</ds:DigestValue>
      </ds:Reference>
      <ds:Reference Id="r-id-be4217125447bad3e1c2207921b26c69-3" URI="Object%201/content.xml">
        <ds:DigestMethod Algorithm="http://www.w3.org/2001/04/xmlenc#sha256"/>
        <ds:DigestValue>rsjdBpC19E116UOoDq08+1Un8x+F7YSZYn6XguuqrAM=</ds:DigestValue>
      </ds:Reference>
      <ds:Reference Id="r-id-be4217125447bad3e1c2207921b26c69-4" URI="styles.xml">
        <ds:DigestMethod Algorithm="http://www.w3.org/2001/04/xmlenc#sha256"/>
        <ds:DigestValue>IYC98drBmKT77ZBhhtZC8LZdMQZZm58/iMtT0SJG7Rk=</ds:DigestValue>
      </ds:Reference>
      <ds:Reference Id="r-id-be4217125447bad3e1c2207921b26c69-5" URI="Pictures/100000000000055600000300BAA73EF63E4ED1AB.png">
        <ds:DigestMethod Algorithm="http://www.w3.org/2001/04/xmlenc#sha256"/>
        <ds:DigestValue>7RqkBHs2e2em4KxmfqOKrZU94bmm76y/+7nexDxbxmA=</ds:DigestValue>
      </ds:Reference>
      <ds:Reference Id="r-id-be4217125447bad3e1c2207921b26c69-6" URI="Pictures/TablePreview1.svm">
        <ds:DigestMethod Algorithm="http://www.w3.org/2001/04/xmlenc#sha256"/>
        <ds:DigestValue>3Jy4F7D6kXT0/UrH//ZgII5EI2MCC7QiqbJXDW5pAqA=</ds:DigestValue>
      </ds:Reference>
      <ds:Reference Id="r-id-be4217125447bad3e1c2207921b26c69-7" URI="Pictures/10000000000000E1000000E133CC88BE6E66A731.jpg">
        <ds:DigestMethod Algorithm="http://www.w3.org/2001/04/xmlenc#sha256"/>
        <ds:DigestValue>vG2dTkGYP880OqCtU9O2E5r5YECdBu/ZBz/jw7vSoPU=</ds:DigestValue>
      </ds:Reference>
      <ds:Reference Id="r-id-be4217125447bad3e1c2207921b26c69-8" URI="content.xml">
        <ds:DigestMethod Algorithm="http://www.w3.org/2001/04/xmlenc#sha256"/>
        <ds:DigestValue>W7sSCToT/NQCBBUr4FwpO4QNCQvETMUbYyqyJc9lSbU=</ds:DigestValue>
      </ds:Reference>
      <ds:Reference Id="r-id-be4217125447bad3e1c2207921b26c69-9" URI="Thumbnails/thumbnail.png">
        <ds:DigestMethod Algorithm="http://www.w3.org/2001/04/xmlenc#sha256"/>
        <ds:DigestValue>yUd8NSbFhjmiWrgxe7L+V5Q/qE65O7L8j2uvzDFzvg0=</ds:DigestValue>
      </ds:Reference>
      <ds:Reference Id="r-id-be4217125447bad3e1c2207921b26c69-10" URI="settings.xml">
        <ds:DigestMethod Algorithm="http://www.w3.org/2001/04/xmlenc#sha256"/>
        <ds:DigestValue>6L1PqPCpKMbF4gY9a3C/xFFoyxkFhtx2Qq97aJRWMjM=</ds:DigestValue>
      </ds:Reference>
      <ds:Reference Id="r-id-be4217125447bad3e1c2207921b26c69-11" URI="meta.xml">
        <ds:DigestMethod Algorithm="http://www.w3.org/2001/04/xmlenc#sha256"/>
        <ds:DigestValue>L4h8IxnjFvsgu1rAGvCrt8oC1ZuWB+YYLSO8v7AgYTE=</ds:DigestValue>
      </ds:Reference>
      <ds:Reference Id="r-id-be4217125447bad3e1c2207921b26c69-12" URI="META-INF/manifest.xml">
        <ds:DigestMethod Algorithm="http://www.w3.org/2001/04/xmlenc#sha256"/>
        <ds:DigestValue>l9xCHEtxpjhEu4B2RJfZmFuizsqgE7X9Nog7dWlyrfo=</ds:DigestValue>
      </ds:Reference>
      <ds:Reference Id="r-id-be4217125447bad3e1c2207921b26c69-13" URI="mimetype">
        <ds:DigestMethod Algorithm="http://www.w3.org/2001/04/xmlenc#sha256"/>
        <ds:DigestValue>PAPJxqJ7wAJv4iHRO4SS4Vp7FhhpcFQ4GFEOifCiR7U=</ds:DigestValue>
      </ds:Reference>
      <ds:Reference Type="http://uri.etsi.org/01903#SignedProperties" URI="#xades-id-be4217125447bad3e1c2207921b26c69">
        <ds:Transforms>
          <ds:Transform Algorithm="http://www.w3.org/2001/10/xml-exc-c14n#"/>
        </ds:Transforms>
        <ds:DigestMethod Algorithm="http://www.w3.org/2001/04/xmlenc#sha256"/>
        <ds:DigestValue>VKNppzgQvSj8++VDyV5IDtnzc1iIIQlmfQArIj46kOU=</ds:DigestValue>
      </ds:Reference>
    </ds:SignedInfo>
    <ds:SignatureValue Id="value-id-be4217125447bad3e1c2207921b26c69">QTG+wp5K0e6O5NOFdCfFBeIqHC/hyRXORqJS+1lKqmN9N3XdLrSppMQC+E9aj6eiY0powD9f08Qk/GpCOYFRc01ajZ1lkLvkyKdju7jkAE0gy/v3V7LpgAh5M8p6rtgMKrCd8lp3mh3OWTeGAYOQkmIm9/m/UEN7ijKnTHzbL6jk/gLCik6w/uEnIoItvkTmQg4RnVva5bo41K6RcjcUG3gLaf/StfuIDiy4rpORvRAV9gXVOHyRtJCe6FuFX4bRuRt/XwaTdvrWAltCIsG5NfaLMbQCZc2u5FJ+qr7e7rGI0/swwM6InUcuJk3geQmqmRA60Okg0ScGnybwmzjVVw==</ds:SignatureValue>
    <ds:KeyInfo>
      <ds:X509Data>
        <ds:X509Certificate>MIID1DCCArygAwIBAgIBCjANBgkqhkiG9w0BAQsFADBNMRAwDgYDVQQDDAdnb29kLWNhMRkwFwYDVQQKDBBOb3dpbmEgU29sdXRpb25zMREwDwYDVQQLDAhQS0ktVEVTVDELMAkGA1UEBhMCTFUwHhcNMjAwNDIyMTUzMDA4WhcNMjIwMjIyMTYzMDA4WjBPMRIwEAYDVQQDDAlnb29kLXVzZXIxGTAXBgNVBAoMEE5vd2luYSBTb2x1dGlvbnMxETAPBgNVBAsMCFBLSS1URVNUMQswCQYDVQQGEwJMVTCCASIwDQYJKoZIhvcNAQEBBQADggEPADCCAQoCggEBAKYO5OOxN//Q5bteod82QcDXssyCD6EXMuvGcmkcybrGij0eKITwg4QxiH/6I20P1Huv9Iw3IGmluhzRHMn3k4+pwVM6U7s/bIT9QZBvtLXC9ElIuS6immXPOKyjyyileeoKz8Ttv54/rtiqhZa8zX+3xXJ2mMI4f/EAbsM7XdAxsLhMq0MfpRXo3GsOgjWIaRmKkxEWz4mBtgW2B0tFZdC395rbVdlkH/hgn+oEC7ciXSqlni0vwPiI73Waa3iBv+QPNDXDVQXg/Ont7FJc1/6gaTnP57/zAz+xQMM8PF8Key9hBuXnxKV/FjC/y0Mb3fNAfkWkwPFziDJavRXfj8MCAwEAAaOBvDCBuTAOBgNVHQ8BAf8EBAMCBkAwgYcGCCsGAQUFBwEBBHsweTA5BggrBgEFBQcwAYYtaHR0cDovL2Rzcy5ub3dpbmEubHUvcGtpLWZhY3Rvcnkvb2NzcC9nb29kLWNhMDwGCCsGAQUFBzAChjBodHRwOi8vZHNzLm5vd2luYS5sdS9wa2ktZmFjdG9yeS9jcnQvZ29vZC1jYS5jcnQwHQYDVR0OBBYEFNzF6OF04bgVI8auOvXQk3QOaP/LMA0GCSqGSIb3DQEBCwUAA4IBAQDLtIiIuxyUlfkUIrApCCiRYyEeA1N0eGjqG2EfIGZtDEpRxzYM7hL/K96Df3eEtP76gSWto6/2nlcUNT9wpcCWTAvMMMycrbYNyEixCyMzuxpEe/0eU3+4D7YtMYcCsASh0Wg5T2Dttx1gVQrDB8fbM02BSdH/7FTcKDh1bcnOc8McxZrDN9IHi0GXQnEphwPqBmUM+lPa6eGBO0m/4moRZAED6+V+EQL8QRTT/AKxD8RlBUCJhhYtsvhl8uD8TdYBf7uAt2k2Rp5bTbvwKPPOJEGosvjG1A/gd43isijMhcD7uF2JCEwo9P3Pb3g+U37QoRBseWp1tErSM8N3m8Xl</ds:X509Certificate>
        <ds:X509Certificate>MIID6jCCAtKgAwIBAgIBBDANBgkqhkiG9w0BAQsFADBNMRAwDgYDVQQDDAdyb290LWNhMRkwFwYDVQQKDBBOb3dpbmEgU29sdXRpb25zMREwDwYDVQQLDAhQS0ktVEVTVDELMAkGA1UEBhMCTFUwHhcNMjAwNDIyMTUzMDA2WhcNMjIwMjIyMTYzMDA2WjBNMRAwDgYDVQQDDAdnb29kLWNhMRkwFwYDVQQKDBBOb3dpbmEgU29sdXRpb25zMREwDwYDVQQLDAhQS0ktVEVTVDELMAkGA1UEBhMCTFUwggEiMA0GCSqGSIb3DQEBAQUAA4IBDwAwggEKAoIBAQDQuv1r3qUKO8M1NJ9zhXBm0X5kYzvbNlqsY5kH9cxQDc9oKLFJ+/m9TihsYt+Uw06EMahu6uejcRQFvUJNwEgHDDQ/kzo53kFfhX53GxZFgEvnQXcc4DTkANHspvUzMoEadHJBtkD/Y+pb99uXOmzMG+eC1N41MxKmnd30cc0Z8HTIWlYlW8/pq+FHO/6oVwvU7BrOKK7sMlAGzfQ0eNtaUjDPN0lnf/AXNLt3bh8I2wtTpf+zEf4TIEkUDIdTWwtKlbjkHRDfljzGGeBLcw8QN4HY72AkLE6jaNfIKQ7l5FgiRJKEdLDASxKDUEMHBam4gu+1FxebtsyAjvxLwJOBAgMBAAGjgdQwgdEwDgYDVR0PAQH/BAQDAgEGMEEGA1UdHwQ6MDgwNqA0oDKGMGh0dHA6Ly9kc3Mubm93aW5hLmx1L3BraS1mYWN0b3J5L2NybC9yb290LWNhLmNybDBMBggrBgEFBQcBAQRAMD4wPAYIKwYBBQUHMAKGMGh0dHA6Ly9kc3Mubm93aW5hLmx1L3BraS1mYWN0b3J5L2NydC9yb290LWNhLmNydDAdBgNVHQ4EFgQUSva2Hgkel64xzaVSMNW9002bn78wDwYDVR0TAQH/BAUwAwEB/zANBgkqhkiG9w0BAQsFAAOCAQEAWz7olSj8/yyL7ydRsjsSAiw0rXTfV5AYymFsm5cNsPDFyurKTgq8WLOSSbedRcD1vhnNNkN/V4YdU5u/hK34jcDgoHRECAZET8Qahu3Q+CPNf1KWfkTQNME+CV8g16WW+rgFhHHITt/1WRNv1TwUnQ6hNESmhzXTZ/3S88nUz8oWm2nliXj0YQ2QGTZwEZOVl9crRLNLIKEkp6/A71pncgZgMfapZdF902l1BsvoP+geUCAQX1V2m767DTfkE3yST1Cw2l9x4VyZ7Dar3HkFPhIDhhFliXD/aXcAluhR9T8ehZt29xIrnMZZXFYtJfRKfn8pu8ostb8vVsTrXWdQTA==</ds:X509Certificate>
      </ds:X509Data>
    </ds:KeyInfo>
    <ds:Object>
      <xades:QualifyingProperties xmlns:xades="http://uri.etsi.org/01903/v1.3.2#" Target="#id-be4217125447bad3e1c2207921b26c69">
        <xades:SignedProperties Id="xades-id-be4217125447bad3e1c2207921b26c69">
          <xades:SignedSignatureProperties>
            <xades:SigningTime>2021-04-23T14:39:32Z</xades:SigningTime>
            <xades:SigningCertificateV2>
              <xades:Cert>
                <xades:CertDigest>
                  <ds:DigestMethod Algorithm="http://www.w3.org/2001/04/xmlenc#sha512"/>
                  <ds:DigestValue>Oku/oSb77121rcvTZu5QKMKQFboBX1mfADkeskanxbfzs7mLg+fLecy9bdZNfiUQloR27jB++YUE38ZUiHZyjw==</ds:DigestValue>
                </xades:CertDigest>
                <xades:IssuerSerialV2>MFYwUaRPME0xEDAOBgNVBAMMB2dvb2QtY2ExGTAXBgNVBAoMEE5vd2luYSBTb2x1dGlvbnMxETAPBgNVBAsMCFBLSS1URVNUMQswCQYDVQQGEwJMVQIBCg==</xades:IssuerSerialV2>
              </xades:Cert>
            </xades:SigningCertificateV2>
          </xades:SignedSignatureProperties>
          <xades:SignedDataObjectProperties>
            <xades:DataObjectFormat ObjectReference="#r-id-be4217125447bad3e1c2207921b26c69-1">
              <xades:MimeType>application/octet-stream</xades:MimeType>
            </xades:DataObjectFormat>
            <xades:DataObjectFormat ObjectReference="#r-id-be4217125447bad3e1c2207921b26c69-2">
              <xades:MimeType>application/octet-stream</xades:MimeType>
            </xades:DataObjectFormat>
            <xades:DataObjectFormat ObjectReference="#r-id-be4217125447bad3e1c2207921b26c69-3">
              <xades:MimeType>application/octet-stream</xades:MimeType>
            </xades:DataObjectFormat>
            <xades:DataObjectFormat ObjectReference="#r-id-be4217125447bad3e1c2207921b26c69-4">
              <xades:MimeType>application/octet-stream</xades:MimeType>
            </xades:DataObjectFormat>
            <xades:DataObjectFormat ObjectReference="#r-id-be4217125447bad3e1c2207921b26c69-5">
              <xades:MimeType>application/octet-stream</xades:MimeType>
            </xades:DataObjectFormat>
            <xades:DataObjectFormat ObjectReference="#r-id-be4217125447bad3e1c2207921b26c69-6">
              <xades:MimeType>application/octet-stream</xades:MimeType>
            </xades:DataObjectFormat>
            <xades:DataObjectFormat ObjectReference="#r-id-be4217125447bad3e1c2207921b26c69-7">
              <xades:MimeType>application/octet-stream</xades:MimeType>
            </xades:DataObjectFormat>
            <xades:DataObjectFormat ObjectReference="#r-id-be4217125447bad3e1c2207921b26c69-8">
              <xades:MimeType>application/octet-stream</xades:MimeType>
            </xades:DataObjectFormat>
            <xades:DataObjectFormat ObjectReference="#r-id-be4217125447bad3e1c2207921b26c69-9">
              <xades:MimeType>application/octet-stream</xades:MimeType>
            </xades:DataObjectFormat>
            <xades:DataObjectFormat ObjectReference="#r-id-be4217125447bad3e1c2207921b26c69-10">
              <xades:MimeType>application/octet-stream</xades:MimeType>
            </xades:DataObjectFormat>
            <xades:DataObjectFormat ObjectReference="#r-id-be4217125447bad3e1c2207921b26c69-11">
              <xades:MimeType>application/octet-stream</xades:MimeType>
            </xades:DataObjectFormat>
            <xades:DataObjectFormat ObjectReference="#r-id-be4217125447bad3e1c2207921b26c69-12">
              <xades:MimeType>application/octet-stream</xades:MimeType>
            </xades:DataObjectFormat>
            <xades:DataObjectFormat ObjectReference="#r-id-be4217125447bad3e1c2207921b26c69-13">
              <xades:MimeType>application/octet-stream</xades:MimeType>
            </xades:DataObjectFormat>
          </xades:SignedDataObjectProperties>
        </xades:SignedProperties>
      </xades:QualifyingProperties>
    </ds:Object>
  </ds:Signature>
</document-signatur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09cm" svg:height="9.127cm" xlink:href="." xlink:type="simple" chart:class="chart:bar" chart:style-name="ch1">
        <chart:legend chart:legend-position="end" svg:x="12.855cm" svg:y="3.778cm" style:legend-expansion="high" chart:style-name="ch2"/>
        <chart:plot-area chart:style-name="ch3" chart:data-source-has-labels="both" svg:x="0.302cm" svg:y="0.182cm" svg:width="12.251cm" svg:height="8.763cm">
          <chartooo:coordinate-region svg:x="0.941cm" svg:y="0.377cm" svg:width="11.612cm" svg:height="7.92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